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2024-04-1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2018-04-1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2012-02-2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2009-02-18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2006-02-27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2000-01-1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9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8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8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80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8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79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79-07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7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7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78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555093142301</text:p>
          </table:table-cell>
          <table:table-cell office:value-type="string" calcext:value-type="string">
            <text:p>197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